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4-02-2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3-01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2-01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1-07-0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1-01-2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20-02-0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8-01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7-01-3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6-01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5-01-2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4-01-30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3-01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2-01-23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10-01-2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6-01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3105511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